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color="#515151" fo:font-size="15pt" style:font-size-asian="15pt" style:font-name-complex="Courier New1" style:font-size-complex="15pt"/>
    </style:style>
    <style:style style:name="P3" style:family="paragraph" style:parent-style-name="Standard">
      <style:text-properties fo:color="#111111" style:font-name-complex="Courier New1"/>
    </style:style>
    <style:style style:name="P4" style:family="paragraph" style:parent-style-name="Standard">
      <style:text-properties fo:font-size="8pt" style:font-size-asian="8pt" style:font-size-complex="8pt"/>
    </style:style>
    <style:style style:name="P5" style:family="paragraph" style:parent-style-name="Standard">
      <style:paragraph-properties fo:margin-top="0cm" fo:margin-bottom="0cm"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6" style:family="paragraph" style:parent-style-name="Heading_20_1" style:master-page-name="First_20_Page">
      <style:paragraph-properties style:page-number="auto"/>
    </style:style>
    <style:style style:name="P7" style:family="paragraph" style:parent-style-name="HTML_20_Preformatted">
      <style:paragraph-properties fo:background-color="#ffffff">
        <style:background-image/>
      </style:paragraph-properties>
    </style:style>
    <style:style style:name="P8" style:family="paragraph" style:parent-style-name="HTML_20_Preformatted">
      <style:paragraph-properties fo:margin-top="0cm" fo:margin-bottom="0.423cm" fo:background-color="#ffffff">
        <style:background-image/>
      </style:paragraph-properties>
    </style:style>
    <style:style style:name="P9" style:family="paragraph" style:parent-style-name="Heading_20_2">
      <style:paragraph-properties fo:break-before="page"/>
    </style:style>
    <style:style style:name="T1" style:family="text">
      <style:text-properties fo:color="#000080" fo:font-size="8pt" fo:font-weight="bold" style:font-name-asian="Times New Roman" style:font-size-asian="8pt" style:language-asian="es" style:country-asian="CL" style:font-weight-asian="bold" style:font-name-complex="Courier New1" style:font-size-complex="8pt" style:font-weight-complex="bold"/>
    </style:style>
    <style:style style:name="T2" style:family="text">
      <style:text-properties fo:color="#000080" fo:font-size="8pt" fo:font-weight="bold" style:font-size-asian="8pt" style:font-weight-asian="bold" style:font-size-complex="8pt" style:font-weight-complex="bold"/>
    </style:style>
    <style:style style:name="T3" style:family="text">
      <style:text-properties fo:color="#000080" fo:font-weight="bold" style:font-weight-asian="bold" style:font-weight-complex="bold"/>
    </style:style>
    <style:style style:name="T4" style:family="text">
      <style:text-properties fo:color="#000080" fo:font-size="10pt" fo:font-weight="bold" style:font-name-asian="Times New Roman" style:font-size-asian="10pt" style:language-asian="es" style:country-asian="CL" style:font-weight-asian="bold" style:font-name-complex="Courier New1" style:font-size-complex="10pt" style:font-weight-complex="bold"/>
    </style:style>
    <style:style style:name="T5" style:family="text">
      <style:text-properties style:font-name-complex="Courier New1"/>
    </style:style>
    <style:style style:name="T6" style:family="text">
      <style:text-properties style:language-asian="es" style:country-asian="CL"/>
    </style:style>
    <style:style style:name="T7" style:family="text">
      <style:text-properties fo:color="#000000"/>
    </style:style>
    <style:style style:name="T8" style:family="text">
      <style:text-properties fo:color="#000000" fo:font-size="8pt" style:font-name-asian="Times New Roman" style:font-size-asian="8pt" style:language-asian="es" style:country-asian="CL" style:font-name-complex="Courier New1" style:font-size-complex="8pt"/>
    </style:style>
    <style:style style:name="T9" style:family="text">
      <style:text-properties fo:color="#000000" fo:font-size="8pt" style:font-size-asian="8pt" style:font-size-complex="8pt"/>
    </style:style>
    <style:style style:name="T10" style:family="text">
      <style:text-properties fo:color="#000000" fo:font-size="8pt" fo:font-style="italic" style:font-name-asian="Times New Roman" style:font-size-asian="8pt" style:language-asian="es" style:country-asian="CL" style:font-style-asian="italic" style:font-name-complex="Courier New1" style:font-size-complex="8pt" style:font-style-complex="italic"/>
    </style:style>
    <style:style style:name="T11" style:family="text">
      <style:text-properties fo:color="#000000" fo:font-size="10pt" style:font-name-asian="Times New Roman" style:font-size-asian="10pt" style:language-asian="es" style:country-asian="CL" style:font-name-complex="Courier New1" style:font-size-complex="10pt"/>
    </style:style>
    <style:style style:name="T12" style:family="text">
      <style:text-properties fo:color="#808000" fo:font-size="8pt" style:font-name-asian="Times New Roman" style:font-size-asian="8pt" style:language-asian="es" style:country-asian="CL" style:font-name-complex="Courier New1" style:font-size-complex="8pt"/>
    </style:style>
    <style:style style:name="T13" style:family="text">
      <style:text-properties fo:color="#660e7a" fo:font-size="8pt" fo:font-weight="bold" style:font-name-asian="Times New Roman" style:font-size-asian="8pt" style:language-asian="es" style:country-asian="CL" style:font-weight-asian="bold" style:font-name-complex="Courier New1" style:font-size-complex="8pt" style:font-weight-complex="bold"/>
    </style:style>
    <style:style style:name="T14" style:family="text">
      <style:text-properties fo:color="#660e7a" fo:font-size="8pt" fo:font-weight="bold" style:font-size-asian="8pt" style:font-weight-asian="bold" style:font-size-complex="8pt" style:font-weight-complex="bold"/>
    </style:style>
    <style:style style:name="T15" style:family="text">
      <style:text-properties fo:color="#660e7a" fo:font-size="8pt" fo:font-style="italic" style:font-name-asian="Times New Roman" style:font-size-asian="8pt" style:language-asian="es" style:country-asian="CL" style:font-style-asian="italic" style:font-name-complex="Courier New1" style:font-size-complex="8pt" style:font-style-complex="italic"/>
    </style:style>
    <style:style style:name="T16" style:family="text">
      <style:text-properties fo:color="#660e7a" fo:font-size="14pt" fo:font-weight="bold" style:font-size-asian="14pt" style:font-weight-asian="bold" style:font-size-complex="14pt" style:font-weight-complex="bold"/>
    </style:style>
    <style:style style:name="T17" style:family="text">
      <style:text-properties fo:color="#0070c0" fo:font-size="12pt" style:font-name-asian="Times New Roman" style:font-size-asian="12pt" style:language-asian="es" style:country-asian="CL" style:font-name-complex="Courier New1" style:font-size-complex="12pt"/>
    </style:style>
    <style:style style:name="T18" style:family="text">
      <style:text-properties fo:color="#808080" fo:font-size="8pt" fo:font-style="italic" style:font-name-asian="Times New Roman" style:font-size-asian="8pt" style:language-asian="es" style:country-asian="CL" style:font-style-asian="italic" style:font-name-complex="Courier New1" style:font-size-complex="8pt" style:font-style-complex="italic"/>
    </style:style>
    <style:style style:name="T19" style:family="text">
      <style:text-properties fo:color="#008000" fo:font-size="8pt" fo:font-weight="bold" style:font-name-asian="Times New Roman" style:font-size-asian="8pt" style:language-asian="es" style:country-asian="CL" style:font-weight-asian="bold" style:font-name-complex="Courier New1" style:font-size-complex="8pt" style:font-weight-complex="bold"/>
    </style:style>
    <style:style style:name="T20" style:family="text">
      <style:text-properties fo:color="#0000ff" fo:font-size="8pt" style:font-name-asian="Times New Roman" style:font-size-asian="8pt" style:language-asian="es" style:country-asian="CL" style:font-name-complex="Courier New1" style:font-size-complex="8pt"/>
    </style:style>
    <style:style style:name="T21" style:family="text">
      <style:text-properties fo:color="#0000ff" fo:font-size="8pt" style:font-size-asian="8pt" style:font-size-complex="8pt"/>
    </style:style>
    <style:style style:name="T22" style:family="text">
      <style:text-properties fo:color="#515151" fo:font-size="15pt" style:font-size-asian="15pt" style:font-name-complex="Courier New1" style:font-size-complex="15pt"/>
    </style:style>
    <style:style style:name="T23" style:family="text">
      <style:text-properties fo:color="#111111" style:font-name="Arial1" fo:font-size="11.5pt" style:font-size-asian="11.5pt" style:font-name-complex="Arial2" style:font-size-complex="11.5pt"/>
    </style:style>
    <style:style style:name="T24" style:family="text">
      <style:text-properties fo:color="#111111" style:font-name-complex="Courier New1"/>
    </style:style>
    <style:style style:name="T25" style:family="text">
      <style:text-properties fo:color="#1155cc" style:font-name="Arial1" fo:font-size="11.5pt" style:font-size-asian="11.5pt" style:font-name-complex="Arial2" style:font-size-complex="11.5pt"/>
    </style:style>
    <style:style style:name="T26" style:family="text">
      <style:text-properties fo:color="#1155cc" style:font-name-complex="Courier New1"/>
    </style:style>
    <style:style style:name="T27" style:family="text">
      <style:text-properties style:font-name="Wingdings"/>
    </style:style>
    <style:style style:name="T28"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70545653321101428" text:style-name="Outline">
        <text:list-item>
          <text:h text:style-name="P6" text:outline-level="1">Form</text:h>
        </text:list-item>
        <text:list-item>
          <text:h text:style-name="Heading_20_1" text:outline-level="1">Android Estudio V3.0.17/Flutter</text:h>
        </text:list-item>
      </text:list>
      <text:p text:style-name="Standard"/>
      <text:p text:style-name="Standard">Objetivo:captura de datos</text:p>
      <text:p text:style-name="Standard"/>
      <text:p text:style-name="Standard">F.Creación: 5-5-2018</text:p>
      <text:p text:style-name="Standard"/>
      <text:p text:style-name="P1">Programa:dic_form</text:p>
      <text:p text:style-name="P1"/>
      <text:p text:style-name="P1">Fuente:<text:tab/><text:a xlink:type="simple" xlink:href="https://flutter.rocks/2017/10/17/validating-forms-in-flutter/" text:style-name="Internet_20_link" text:visited-style-name="Visited_20_Internet_20_Link">Ver</text:a></text:p>
      <text:p text:style-name="P1"><text:tab/><text:tab/><text:a xlink:type="simple" xlink:href="#L148" text:style-name="Internet_20_link" text:visited-style-name="Visited_20_Internet_20_Link">tips</text:a></text:p>
      <text:p text:style-name="P1"/>
      <text:list xml:id="list30728721" text:continue-numbering="true" text:style-name="Outline">
        <text:list-item>
          <text:list>
            <text:list-item>
              <text:h text:style-name="P9" text:outline-level="2">Estructura del formulario</text:h>
            </text:list-item>
          </text:list>
        </text:list-item>
      </text:list>
      <text:p text:style-name="P5"><text:span text:style-name="T1">class </text:span><text:span text:style-name="T8">LoginPage </text:span><text:span text:style-name="T1">extends </text:span><text:span text:style-name="T8">StatefulWidget {<text:line-break/> <text:s/></text:span><text:span text:style-name="T12">@override<text:line-break/> <text:s/></text:span><text:span text:style-name="T8">_LoginPageState createState() =&gt; </text:span><text:span text:style-name="T1">new </text:span><text:span text:style-name="T8">_LoginPageState();<text:line-break/>}<text:line-break/><text:line-break/></text:span><text:span text:style-name="T1">class </text:span><text:span text:style-name="T8">_LoginPageState </text:span><text:span text:style-name="T1">extends </text:span><text:span text:style-name="T8">State&lt;LoginPage&gt; {<text:line-break/> <text:s/></text:span><text:span text:style-name="T1">final </text:span><text:span text:style-name="T13">scaffoldKey </text:span><text:span text:style-name="T8">= </text:span><text:span text:style-name="T1">new </text:span><text:span text:style-name="T8">GlobalKey&lt;ScaffoldState&gt;();<text:line-break/> <text:s/></text:span><text:span text:style-name="T1">final </text:span><text:span text:style-name="T13">formKey </text:span><text:span text:style-name="T8">= </text:span><text:span text:style-name="T1">new </text:span><text:span text:style-name="T8">GlobalKey&lt;FormState&gt;();<text:line-break/></text:span></text:p>
      <text:p text:style-name="P5"><text:span text:style-name="T17"><text:s text:c="2"/>//aca van los atributos privados<text:line-break/></text:span></text:p>
      <text:p text:style-name="P5"><text:span text:style-name="T8"><text:s text:c="2"/></text:span><text:span text:style-name="T1">void </text:span><text:span text:style-name="T8">_submit() {<text:line-break/> <text:s text:c="3"/></text:span><text:span text:style-name="T1">final </text:span><text:span text:style-name="T8">form = </text:span><text:span text:style-name="T13">formKey</text:span><text:span text:style-name="T8">.</text:span><text:span text:style-name="T13">currentState</text:span><text:span text:style-name="T8">;<text:line-break/><text:line-break/> <text:s text:c="3"/></text:span><text:span text:style-name="T1">if </text:span><text:span text:style-name="T8">(form.validate()) {<text:line-break/> <text:s text:c="5"/>form.save();<text:line-break/><text:line-break/> <text:s text:c="4"/>_performLogin();<text:line-break/> <text:s text:c="3"/>}<text:line-break/> <text:s/>}<text:line-break/><text:line-break/> <text:s/></text:span><text:span text:style-name="T1">void </text:span><text:span text:style-name="T8">_performLogin() {<text:line-break/> <text:s text:c="3"/></text:span><text:span text:style-name="T18">// aca se debiera grabar o realizar el login<text:line-break/> <text:s text:c="3"/></text:span><text:span text:style-name="T1">final </text:span><text:span text:style-name="T8">snackbar = </text:span><text:span text:style-name="T1">new </text:span><text:span text:style-name="T8">SnackBar(<text:line-break/> <text:s text:c="5"/>content: </text:span><text:span text:style-name="T1">new </text:span><text:span text:style-name="T8">Text(</text:span><text:span text:style-name="T19">'usuario:_usuario,Email: </text:span><text:span text:style-name="T8">$</text:span><text:span text:style-name="T13">_email</text:span><text:span text:style-name="T19">, password: </text:span><text:span text:style-name="T8">$</text:span><text:span text:style-name="T13">_password</text:span><text:span text:style-name="T19">'</text:span><text:span text:style-name="T8">),<text:line-break/> <text:s text:c="3"/>);<text:line-break/><text:line-break/> <text:s text:c="3"/></text:span><text:span text:style-name="T13">scaffoldKey</text:span><text:span text:style-name="T8">.</text:span><text:span text:style-name="T13">currentState</text:span><text:span text:style-name="T8">.showSnackBar(snackbar);<text:line-break/> <text:s/>}<text:line-break/><text:line-break/> <text:s/></text:span><text:span text:style-name="T12">@override<text:line-break/> <text:s/></text:span><text:span text:style-name="T8">Widget build(BuildContext context) {<text:line-break/><text:line-break/> <text:s text:c="3"/></text:span><text:span text:style-name="T1">return new </text:span><text:span text:style-name="T8">Scaffold(<text:line-break/> <text:s text:c="5"/>key: </text:span><text:span text:style-name="T13">scaffoldKey</text:span><text:span text:style-name="T8">,<text:line-break/> <text:s text:c="5"/>appBar: </text:span><text:span text:style-name="T1">new </text:span><text:span text:style-name="T8">AppBar(<text:line-break/> <text:s text:c="7"/>title: </text:span><text:span text:style-name="T1">new </text:span><text:span text:style-name="T8">Text(</text:span><text:span text:style-name="T19">'Validating forms'</text:span><text:span text:style-name="T8">),<text:line-break/> <text:s text:c="5"/>),<text:line-break/> <text:s text:c="5"/>body: </text:span><text:span text:style-name="T1">new </text:span><text:span text:style-name="T8">Padding(<text:line-break/> <text:s text:c="7"/>padding: </text:span><text:span text:style-name="T1">const </text:span><text:span text:style-name="T8">EdgeInsets.all(</text:span><text:span text:style-name="T20">16.0</text:span><text:span text:style-name="T8">),<text:line-break/> <text:s text:c="7"/>child: </text:span><text:span text:style-name="T1">new </text:span><text:span text:style-name="T8">Form(<text:line-break/> <text:s text:c="9"/>key: </text:span><text:span text:style-name="T13">formKey</text:span><text:span text:style-name="T8">,</text:span></text:p>
      <text:p text:style-name="P7"><text:span text:style-name="T9"><text:tab/></text:span><text:span text:style-name="T7">autovalidate: </text:span><text:span text:style-name="T3">false</text:span><text:span text:style-name="T7">,</text:span></text:p>
      <text:p text:style-name="P5"><text:span text:style-name="T8"><text:line-break/> <text:s text:c="9"/>child: </text:span><text:span text:style-name="T1">new </text:span><text:span text:style-name="T8">ListView(<text:line-break/> <text:s text:c="11"/>children: [<text:line-break/> <text:tab/> <text:s text:c="5"/>atributo1,</text:span></text:p>
      <text:p text:style-name="P5"><text:span text:style-name="T8"><text:tab/> <text:s text:c="5"/>atributo2,</text:span><text:span text:style-name="T18"><text:line-break/> <text:s text:c="13"/></text:span><text:span text:style-name="T1">new </text:span><text:span text:style-name="T8">RaisedButton(<text:line-break/> <text:s text:c="15"/>onPressed: _submit,<text:line-break/> <text:s text:c="15"/>child: </text:span><text:span text:style-name="T1">new </text:span><text:span text:style-name="T8">Text(</text:span><text:span text:style-name="T19">'Login'</text:span><text:span text:style-name="T8">),<text:line-break/> <text:s text:c="13"/>),<text:line-break/> <text:s text:c="11"/>],<text:line-break/> <text:s text:c="9"/>),<text:line-break/> <text:s text:c="7"/>),<text:line-break/> <text:s text:c="5"/>),<text:line-break/> <text:s text:c="3"/>);<text:line-break/> <text:s/>}<text:line-break/>}</text:span></text:p>
      <text:p text:style-name="Standard"/>
      <text:p text:style-name="Standard"><text:span text:style-name="T22">En esta ocasión diremos que las key sirven para dar una referencia a nuestros widget.Una key da una referencia única para toda la app,se asocian </text:span><text:soft-page-break/><text:span text:style-name="T22">con elementos tales como </text:span><text:span text:style-name="T23"> </text:span><text:a xlink:type="simple" xlink:href="https://docs.flutter.io/flutter/widgets/BuildContext-class.html" text:style-name="Internet_20_link" text:visited-style-name="Visited_20_Internet_20_Link"><text:span text:style-name="T25">BuildContext</text:span></text:a><text:span text:style-name="T23">  , for </text:span><text:a xlink:type="simple" xlink:href="https://docs.flutter.io/flutter/widgets/StatefulWidget-class.html" text:style-name="Internet_20_link" text:visited-style-name="Visited_20_Internet_20_Link"><text:span text:style-name="T25">StatefulWidget</text:span></text:a><text:span text:style-name="T23">s, a </text:span><text:a xlink:type="simple" xlink:href="https://docs.flutter.io/flutter/widgets/State-class.html" text:style-name="Internet_20_link" text:visited-style-name="Visited_20_Internet_20_Link"><text:span text:style-name="T25">State</text:span></text:a><text:span text:style-name="T23">.</text:span></text:p>
      <text:p text:style-name="Standard">Son relativamente caras, considera usar<text:span text:style-name="T23">  </text:span><text:a xlink:type="simple" xlink:href="https://docs.flutter.io/flutter/foundation/Key-class.html" text:style-name="Internet_20_link" text:visited-style-name="Visited_20_Internet_20_Link"><text:span text:style-name="T25">Key</text:span></text:a><text:span text:style-name="T23">, </text:span><text:a xlink:type="simple" xlink:href="https://docs.flutter.io/flutter/foundation/ValueKey-class.html" text:style-name="Internet_20_link" text:visited-style-name="Visited_20_Internet_20_Link"><text:span text:style-name="T25">ValueKey</text:span></text:a><text:span text:style-name="T23">, </text:span><text:a xlink:type="simple" xlink:href="https://docs.flutter.io/flutter/widgets/ObjectKey-class.html" text:style-name="Internet_20_link" text:visited-style-name="Visited_20_Internet_20_Link"><text:span text:style-name="T25">ObjectKey</text:span></text:a><text:span text:style-name="T23">, o </text:span><text:a xlink:type="simple" xlink:href="https://docs.flutter.io/flutter/widgets/UniqueKey-class.html" text:style-name="Internet_20_link" text:visited-style-name="Visited_20_Internet_20_Link"><text:span text:style-name="T25">UniqueKey</text:span></text:a><text:span text:style-name="T23">  en su lugar.</text:span></text:p>
      <text:p text:style-name="P2"/>
      <text:p text:style-name="Standard"><text:span text:style-name="T24">Un objeto </text:span><text:a xlink:type="simple" xlink:href="https://docs.flutter.io/flutter/widgets/FormState-class.html" text:style-name="Internet_20_link" text:visited-style-name="Visited_20_Internet_20_Link"><text:span text:style-name="T26">FormState</text:span></text:a><text:span text:style-name="T24"> puede ser usado para </text:span><text:a xlink:type="simple" xlink:href="https://docs.flutter.io/flutter/widgets/FormState/save.html" text:style-name="Internet_20_link" text:visited-style-name="Visited_20_Internet_20_Link"><text:span text:style-name="T26">save</text:span></text:a><text:span text:style-name="T24">, </text:span><text:a xlink:type="simple" xlink:href="https://docs.flutter.io/flutter/widgets/FormState/reset.html" text:style-name="Internet_20_link" text:visited-style-name="Visited_20_Internet_20_Link"><text:span text:style-name="T26">reset</text:span></text:a><text:span text:style-name="T24">, y </text:span><text:a xlink:type="simple" xlink:href="https://docs.flutter.io/flutter/widgets/FormState/validate.html" text:style-name="Internet_20_link" text:visited-style-name="Visited_20_Internet_20_Link"><text:span text:style-name="T26">validate</text:span></text:a><text:span text:style-name="T5"> para </text:span><text:span text:style-name="T24">cada </text:span><text:a xlink:type="simple" xlink:href="https://docs.flutter.io/flutter/widgets/FormField-class.html" text:style-name="Internet_20_link" text:visited-style-name="Visited_20_Internet_20_Link"><text:span text:style-name="T26">FormField</text:span></text:a><text:span text:style-name="T24"> </text:span></text:p>
      <text:p text:style-name="P5"><text:span text:style-name="T11">autovalidate: </text:span><text:span text:style-name="T4">true</text:span><text:span text:style-name="T11">, valida los atributos a medida que se ingresen, por defecto es false</text:span></text:p>
      <text:p text:style-name="P3"/>
      <text:p text:style-name="P3"/>
      <text:p text:style-name="P3"/>
      <text:p text:style-name="P3"/>
      <text:list xml:id="list30727376" text:continue-numbering="true" text:style-name="Outline">
        <text:list-item>
          <text:list>
            <text:list-item>
              <text:h text:style-name="Heading_20_2" text:outline-level="2">TextEditingController class</text:h>
            </text:list-item>
          </text:list>
        </text:list-item>
      </text:list>
      <text:p text:style-name="P3"/>
      <text:p text:style-name="Standard">Siempre que el usuario modifique un campo de texto con un TextEditingController asociado, el campo de texto actualiza el valor y el controlador notifica a sus oyentes. Los oyentes pueden leer el texto y las propiedades de selección para saber qué ha escrito el usuario o cómo se ha actualizado la selección.</text:p>
      <text:p text:style-name="Standard"/>
      <text:p text:style-name="Standard">Del mismo modo, si modifica el texto o las propiedades de selección, se notificará el campo de texto y se actualizará correctamente.</text:p>
      <text:p text:style-name="Standard"/>
      <text:p text:style-name="Standard">Un TextEditingController también se puede usar para proporcionar un valor inicial para un campo de texto. Si construye un campo de texto con un controlador que ya tiene texto, el campo de texto usará ese texto como su valor inicial.</text:p>
      <text:p text:style-name="Standard"/>
      <text:p text:style-name="P8"><text:span text:style-name="T2">final </text:span><text:span text:style-name="T9">TextEditingController </text:span><text:span text:style-name="T14">_</text:span><text:span text:style-name="T16">controller</text:span><text:span text:style-name="T14"> </text:span><text:span text:style-name="T9">= </text:span><text:span text:style-name="T2">new </text:span><text:span text:style-name="T9">TextEditingController();<text:line-break/>Future _chooseDate(BuildContext context, String initialDateString) </text:span><text:span text:style-name="T2">async </text:span><text:span text:style-name="T9">{<text:line-break/> <text:s/></text:span><text:span text:style-name="T2">var </text:span><text:span text:style-name="T9">now = </text:span><text:span text:style-name="T2">new </text:span><text:span text:style-name="T9">DateTime.now();<text:line-break/> <text:s/></text:span><text:span text:style-name="T2">var </text:span><text:span text:style-name="T9">initialDate = convertToDate(initialDateString) ?? now;<text:line-break/> <text:s/>initialDate = (initialDate.</text:span><text:span text:style-name="T14">year </text:span><text:span text:style-name="T9">&gt;= </text:span><text:span text:style-name="T21">1900 </text:span><text:span text:style-name="T9">&amp;&amp; initialDate.isBefore(now) ? initialDate : now);<text:line-break/><text:line-break/> <text:s/></text:span><text:span text:style-name="T2">var </text:span><text:span text:style-name="T9">result = </text:span><text:span text:style-name="T2">await </text:span><text:span text:style-name="T9">showDatePicker(<text:line-break/> <text:s text:c="5"/>context: context,<text:line-break/> <text:s text:c="5"/>initialDate: initialDate,<text:line-break/> <text:s text:c="5"/>firstDate: </text:span><text:span text:style-name="T2">new </text:span><text:span text:style-name="T9">DateTime(</text:span><text:span text:style-name="T21">1900</text:span><text:span text:style-name="T9">),<text:line-break/> <text:s text:c="5"/>lastDate: </text:span><text:span text:style-name="T2">new </text:span><text:span text:style-name="T9">DateTime.now());<text:line-break/><text:line-break/></text:span><text:soft-page-break/><text:span text:style-name="T9"> <text:s/></text:span><text:span text:style-name="T2">if </text:span><text:span text:style-name="T9">(result == </text:span><text:span text:style-name="T2">null</text:span><text:span text:style-name="T9">) </text:span><text:span text:style-name="T2">return</text:span><text:span text:style-name="T9">;<text:line-break/><text:line-break/> <text:s/>setState(() {<text:line-break/> <text:s text:c="3"/></text:span><text:span text:style-name="T14">_</text:span><text:span text:style-name="T16">controller</text:span><text:span text:style-name="T9">.</text:span><text:span text:style-name="T14">text </text:span><text:span text:style-name="T9">= </text:span><text:span text:style-name="T2">new </text:span><text:span text:style-name="T9">DateFormat.yMd().format(result);<text:line-break/> <text:s/>});<text:line-break/>}<text:line-break/><text:line-break/>DateTime convertToDate(String input) {<text:line-break/> <text:s/></text:span><text:span text:style-name="T2">try<text:line-break/> <text:s/></text:span><text:span text:style-name="T9">{<text:line-break/> <text:s text:c="3"/></text:span><text:span text:style-name="T2">var </text:span><text:span text:style-name="T9">d = </text:span><text:span text:style-name="T2">new </text:span><text:span text:style-name="T9">DateFormat.yMd().parseStrict(input);<text:line-break/> <text:s text:c="3"/></text:span><text:span text:style-name="T2">return </text:span><text:span text:style-name="T9">d;<text:line-break/> <text:s/>} </text:span><text:span text:style-name="T2">catch </text:span><text:span text:style-name="T9">(e) {<text:line-break/> <text:s text:c="3"/></text:span><text:span text:style-name="T2">return null</text:span><text:span text:style-name="T9">;<text:line-break/> <text:s/>}<text:line-break/>}</text:span></text:p>
      <text:p text:style-name="Standard"/>
      <text:p text:style-name="Standard"/>
      <text:list xml:id="list30754517" text:continue-numbering="true" text:style-name="Outline">
        <text:list-item>
          <text:list>
            <text:list-item>
              <text:h text:style-name="Heading_20_2" text:outline-level="2">Otra forma de manejar el formulario <text:s/><text:span text:style-name="T6">SafeArea</text:span></text:h>
            </text:list-item>
          </text:list>
        </text:list-item>
      </text:list>
      <text:p text:style-name="P5"><text:span text:style-name="T8">Widget build(BuildContext context) {<text:line-break/> <text:s/></text:span><text:span text:style-name="T1">return new </text:span><text:span text:style-name="T8">Scaffold(<text:line-break/> <text:s text:c="3"/>appBar: </text:span><text:span text:style-name="T1">new </text:span><text:span text:style-name="T8">AppBar(<text:line-break/> <text:s text:c="5"/>title: </text:span><text:span text:style-name="T1">new </text:span><text:span text:style-name="T8">Text(</text:span><text:span text:style-name="T13">widget</text:span><text:span text:style-name="T8">.</text:span><text:span text:style-name="T13">title</text:span><text:span text:style-name="T8">),<text:line-break/> <text:s text:c="3"/>),<text:line-break/> <text:s text:c="3"/>body: </text:span><text:span text:style-name="T1">new </text:span><text:span text:style-name="T8">SafeArea(<text:line-break/> <text:s text:c="7"/>top: </text:span><text:span text:style-name="T1">false</text:span><text:span text:style-name="T8">,<text:line-break/> <text:s text:c="7"/>bottom: </text:span><text:span text:style-name="T1">false</text:span><text:span text:style-name="T8">,<text:line-break/> <text:s text:c="7"/>child: </text:span><text:span text:style-name="T1">new </text:span><text:span text:style-name="T8">Form(<text:line-break/> <text:s text:c="11"/>key: </text:span><text:span text:style-name="T13">_formKey</text:span><text:span text:style-name="T8">,<text:line-break/> <text:s text:c="11"/>autovalidate: </text:span><text:span text:style-name="T1">true</text:span><text:span text:style-name="T8">,</text:span></text:p>
      <text:p text:style-name="P5"><text:span text:style-name="T11"><text:tab/> <text:s/>onWillPop: willPop,</text:span></text:p>
      <text:p text:style-name="P5"><text:span text:style-name="T8"><text:s text:c="12"/>child: </text:span><text:span text:style-name="T1">new </text:span><text:span text:style-name="T8">ListView(<text:line-break/> <text:s text:c="13"/>padding: </text:span><text:span text:style-name="T1">const </text:span><text:span text:style-name="T8">EdgeInsets.symmetric(horizontal: </text:span><text:span text:style-name="T20">16.0</text:span><text:span text:style-name="T8">),<text:line-break/> <text:s text:c="13"/>children: &lt;Widget&gt;[<text:line-break/> <text:s text:c="15"/></text:span><text:span text:style-name="T1">new </text:span><text:span text:style-name="T8">TextFormField(<text:line-break/> <text:s text:c="17"/>decoration: </text:span><text:span text:style-name="T1">const </text:span><text:span text:style-name="T8">InputDecoration(<text:line-break/> <text:s text:c="19"/>icon: </text:span><text:span text:style-name="T1">const </text:span><text:span text:style-name="T8">Icon(Icons.</text:span><text:span text:style-name="T15">person</text:span><text:span text:style-name="T8">),<text:line-break/> <text:s text:c="19"/>hintText: </text:span><text:span text:style-name="T19">'Enter your first and last name'</text:span><text:span text:style-name="T8">,<text:line-break/> <text:s text:c="19"/>labelText: </text:span><text:span text:style-name="T19">'Name'</text:span><text:span text:style-name="T8">,<text:line-break/> <text:s text:c="17"/>),<text:line-break/> <text:s text:c="15"/>),<text:line-break/> <text:s text:c="14"/></text:span><text:span text:style-name="T1">new </text:span><text:span text:style-name="T8">Container(<text:line-break/> <text:s text:c="19"/>padding: </text:span><text:span text:style-name="T1">const </text:span><text:span text:style-name="T8">EdgeInsets.only(left: </text:span><text:span text:style-name="T20">40.0</text:span><text:span text:style-name="T8">, top: </text:span><text:span text:style-name="T20">20.0</text:span><text:span text:style-name="T8">),<text:line-break/> <text:s text:c="19"/>child: </text:span><text:span text:style-name="T1">new </text:span><text:span text:style-name="T8">RaisedButton(<text:line-break/> <text:s text:c="21"/>child: </text:span><text:span text:style-name="T1">const </text:span><text:span text:style-name="T8">Text(</text:span><text:span text:style-name="T19">'Submit'</text:span><text:span text:style-name="T8">),<text:line-break/> <text:s text:c="21"/>onPressed: </text:span><text:span text:style-name="T1">null</text:span><text:span text:style-name="T8">,<text:line-break/> <text:s text:c="19"/>)),<text:line-break/> <text:s text:c="13"/>],<text:line-break/> <text:s text:c="11"/>))),<text:line-break/> <text:s/>);<text:line-break/>}</text:span></text:p>
      <text:p text:style-name="P4"/>
      <text:p text:style-name="Standard">no me funciono willpop</text:p>
      <text:p text:style-name="Standard">Pero la idea es abandona la pantalla?<text:bookmark text:name="_GoBack"/></text:p>
      <text:p text:style-name="P5"><text:span text:style-name="T8">Future&lt;bool&gt; willPop() </text:span><text:span text:style-name="T1">async </text:span><text:span text:style-name="T8">{<text:line-break/> <text:s/></text:span><text:span text:style-name="T1">final </text:span><text:span text:style-name="T8">FormState form = </text:span><text:span text:style-name="T13">formKey</text:span><text:span text:style-name="T8">.</text:span><text:span text:style-name="T13">currentState</text:span><text:span text:style-name="T8">;<text:line-break/> <text:s/></text:span><text:span text:style-name="T1">if </text:span><text:span text:style-name="T8">(form == </text:span><text:span text:style-name="T1">null </text:span><text:span text:style-name="T8">|| form.validate())<text:line-break/> <text:s text:c="3"/></text:span><text:span text:style-name="T1">return true</text:span><text:span text:style-name="T8">;<text:line-break/><text:line-break/> <text:s/></text:span><text:span text:style-name="T1">return await </text:span><text:span text:style-name="T8">showDialog&lt;bool&gt;(<text:line-break/> <text:s text:c="3"/>context: </text:span><text:span text:style-name="T13">context</text:span><text:span text:style-name="T8">,<text:line-break/> <text:s text:c="3"/>builder: (BuildContext context) {<text:line-break/></text:span><text:soft-page-break/><text:span text:style-name="T8"> <text:s text:c="5"/></text:span><text:span text:style-name="T1">return new </text:span><text:span text:style-name="T8">AlertDialog(<text:line-break/> <text:s text:c="7"/>title: </text:span><text:span text:style-name="T1">const </text:span><text:span text:style-name="T8">Text(</text:span><text:span text:style-name="T19">'This form has errors'</text:span><text:span text:style-name="T8">),<text:line-break/> <text:s text:c="7"/>content: </text:span><text:span text:style-name="T1">const </text:span><text:span text:style-name="T8">Text(</text:span><text:span text:style-name="T19">'Really leave this form?'</text:span><text:span text:style-name="T8">),<text:line-break/> <text:s text:c="7"/>actions: &lt;Widget&gt; [<text:line-break/> <text:s text:c="9"/></text:span><text:span text:style-name="T1">new </text:span><text:span text:style-name="T8">FlatButton(<text:line-break/> <text:s text:c="11"/>child: </text:span><text:span text:style-name="T1">const </text:span><text:span text:style-name="T8">Text(</text:span><text:span text:style-name="T19">'YES'</text:span><text:span text:style-name="T8">),<text:line-break/> <text:s text:c="11"/>onPressed: () { Navigator.</text:span><text:span text:style-name="T10">of</text:span><text:span text:style-name="T8">(context).pop(</text:span><text:span text:style-name="T1">true</text:span><text:span text:style-name="T8">); },<text:line-break/> <text:s text:c="9"/>),<text:line-break/> <text:s text:c="9"/></text:span><text:span text:style-name="T1">new </text:span><text:span text:style-name="T8">FlatButton(<text:line-break/> <text:s text:c="11"/>child: </text:span><text:span text:style-name="T1">const </text:span><text:span text:style-name="T8">Text(</text:span><text:span text:style-name="T19">'NO'</text:span><text:span text:style-name="T8">),<text:line-break/> <text:s text:c="11"/>onPressed: () { Navigator.</text:span><text:span text:style-name="T10">of</text:span><text:span text:style-name="T8">(context).pop(</text:span><text:span text:style-name="T1">false</text:span><text:span text:style-name="T8">); },<text:line-break/> <text:s text:c="9"/>),<text:line-break/> <text:s text:c="7"/>],<text:line-break/> <text:s text:c="5"/>);<text:line-break/> <text:s text:c="3"/>},<text:line-break/> <text:s/>) ?? </text:span><text:span text:style-name="T1">false</text:span><text:span text:style-name="T8">;<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C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text-align="center" style:justify-single-word="false" fo:keep-together="always" fo:keep-with-next="always"/>
      <style:text-properties fo:color="#2e74b5"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fo:font-size="12pt" style:font-size-asian="12pt" style:font-name-complex="F"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list-style-name="">
      <style:paragraph-properties fo:margin-top="0cm" fo:margin-bottom="0cm"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size-asian="10pt" style:language-asian="es" style:country-asian="CL" style:font-name-complex="Courier New1" style:font-size-complex="10pt"/>
    </style:style>
    <style:style style:name="No_20_Spacing" style:display-name="No Spacing" style:family="paragraph" style:default-outline-level="" style:list-style-name="">
      <style:paragraph-properties fo:margin-top="0cm" fo:margin-bottom="0cm" fo:line-height="100%" fo:text-align="justify" style:justify-single-word="false" fo:orphans="2" fo:widows="2" style:writing-mode="lr-tb"/>
      <style:text-properties style:use-window-font-color="true" style:font-name="Courier New"/>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name-complex="F" style:font-size-complex="16pt"/>
    </style:style>
    <style:style style:name="Título_20_2_20_Car" style:display-name="Título 2 Car" style:family="text" style:parent-style-name="Default_20_Paragraph_20_Font">
      <style:text-properties fo:color="#2e74b5" style:font-name="Courier New" fo:font-size="13pt" style:font-size-asian="13pt" style:font-name-complex="F" style:font-size-complex="13pt"/>
    </style:style>
    <style:style style:name="Título_20_3_20_Car" style:display-name="Título 3 Car" style:family="text" style:parent-style-name="Default_20_Paragraph_20_Font">
      <style:text-properties fo:color="#1f4d78" style:font-name="Courier New" fo:font-size="12pt" style:font-size-asian="12pt" style:font-name-complex="F"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TML_20_con_20_formato_20_previo_20_Car" style:display-name="HTML con formato previo Car" style:family="text" style:parent-style-name="Default_20_Paragraph_20_Font">
      <style:text-properties style:font-name="Courier New" fo:font-size="10pt" style:font-name-asian="Times New Roman" style:font-size-asian="10pt" style:language-asian="es" style:country-asian="CL" style:font-name-complex="Courier New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5</text:page-number><text:span text:style-name="MT2"> de </text:span><text:page-count style:num-format="1">5</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cer</meta:initial-creator>
    <dc:creator>acer</dc:creator>
    <meta:editing-cycles>5</meta:editing-cycles>
    <meta:creation-date>2018-03-07T12:45:00</meta:creation-date>
    <dc:date>2018-05-28T02:48:00</dc:date>
    <meta:editing-duration>PT11M52S</meta:editing-duration>
    <meta:generator>OpenOffice/4.1.5$Win32 OpenOffice.org_project/415m1$Build-9789</meta:generator>
    <meta:document-statistic meta:table-count="0" meta:image-count="0" meta:object-count="0" meta:page-count="5" meta:paragraph-count="31" meta:word-count="593" meta:character-count="52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